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6pt"/>
    </style:style>
    <style:style style:name="co2" style:family="table-column">
      <style:table-column-properties fo:break-before="auto" style:column-width="41.64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2.54pt"/>
    </style:style>
    <style:style style:name="co7" style:family="table-column">
      <style:table-column-properties fo:break-before="auto" style:column-width="179.04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 fo:margin-left="0pt"/>
      <style:text-properties fo:color="#000099"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66ccff" style:text-align-source="fix" style:repeat-content="false" fo:wrap-option="wrap" fo:border="0.06pt solid #000000" style:vertical-align="middle"/>
      <style:paragraph-properties fo:text-align="center" fo:margin-left="0pt"/>
      <style:text-properties fo:color="#000099" fo:font-weight="bold" style:font-weight-asian="bold" style:font-weight-complex="bold"/>
    </style:style>
    <style:style style:name="ce11" style:family="table-cell" style:parent-style-name="Default">
      <style:table-cell-properties fo:background-color="#00ccff" fo:border="0.06pt solid #000000"/>
      <style:text-properties fo:color="#000099"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/>
      <style:paragraph-properties fo:margin-left="0pt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value-type" style:repeat-content="false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11">
      <style:table-cell-properties fo:border="0.06pt solid #000000"/>
    </style:style>
    <style:style style:name="ce17" style:family="table-cell" style:parent-style-name="Default" style:data-style-name="N11">
      <style:table-cell-properties style:text-align-source="value-type" style:repeat-content="false"/>
      <style:text-properties fo:font-weight="normal" style:font-weight-asian="normal" style:font-weight-complex="normal"/>
    </style:style>
    <style:style style:name="ce18" style:family="table-cell" style:parent-style-name="Default" style:data-style-name="N11">
      <style:table-cell-properties fo:background-color="#00ccff" fo:border="0.06pt solid #000000"/>
      <style:text-properties fo:color="#000099" fo:font-weight="bold" style:font-weight-asian="bold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ot" table:style-name="ta1">
        <table:shapes>
          <draw:frame draw:z-index="0" draw:style-name="gr1" draw:text-style-name="P1" svg:width="402.07pt" svg:height="329.41pt" svg:x="6.63pt" svg:y="349.99pt">
            <loext:p draw:notify-on-update-of-ranges="Plot.B9:Plot.B26 Plot.C8:Plot.C8 Plot.C9:Plot.C26 Plot.D8:Plot.D8 Plot.D9:Plot.D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Name: Son Nguyen</text:p>
          </table:table-cell>
          <table:table-cell table:style-name="ce4"/>
          <table:table-cell table:style-name="ce5" table:number-columns-repeated="2"/>
          <table:table-cell table:style-name="ce15" table:number-columns-repeated="1019"/>
        </table:table-row>
        <table:table-row table:style-name="ro1">
          <table:table-cell table:style-name="ce2" office:value-type="string" calcext:value-type="string">
            <text:p>Email: <text:a xlink:href="mailto:snguyen313@csu.fullerton.edu" xlink:type="simple">snguyen313@csu.fullerton.edu</text:a></text:p>
          </table:table-cell>
          <table:table-cell table:style-name="ce4"/>
          <table:table-cell table:style-name="ce5" table:number-columns-repeated="2"/>
          <table:table-cell table:style-name="ce15" table:number-columns-repeated="1019"/>
        </table:table-row>
        <table:table-row table:style-name="ro1">
          <table:table-cell table:style-name="ce2" office:value-type="string" calcext:value-type="string">
            <text:p>Project #2: Merge sort and Quick sort</text:p>
          </table:table-cell>
          <table:table-cell table:style-name="ce4"/>
          <table:table-cell table:style-name="ce5" table:number-columns-repeated="2"/>
          <table:table-cell table:style-name="ce15" table:number-columns-repeated="1019"/>
        </table:table-row>
        <table:table-row table:style-name="ro1">
          <table:table-cell table:style-name="ce1"/>
          <table:table-cell table:style-name="ce4"/>
          <table:table-cell table:style-name="ce5" table:number-columns-repeated="2"/>
          <table:table-cell table:style-name="ce15"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Plot and draw chart</text:p>
          </table:table-cell>
          <table:table-cell table:style-name="ce5" table:number-columns-repeated="2"/>
          <table:table-cell table:style-name="ce15" table:number-columns-repeated="1019"/>
        </table:table-row>
        <table:table-row table:style-name="ro2">
          <table:table-cell/>
          <table:table-cell table:style-name="ce5" table:number-columns-repeated="3"/>
          <table:table-cell table:style-name="ce15" table:number-columns-repeated="1019"/>
        </table:table-row>
        <table:table-row table:style-name="ro2">
          <table:table-cell/>
          <table:table-cell table:style-name="ce6"/>
          <table:table-cell table:style-name="ce7" office:value-type="string" calcext:value-type="string" table:number-columns-spanned="2" table:number-rows-spanned="1">
            <text:p>Elapsed Time (sec)</text:p>
          </table:table-cell>
          <table:covered-table-cell table:style-name="ce6"/>
          <table:table-cell table:style-name="ce10" office:value-type="string" calcext:value-type="string" table:number-columns-spanned="1" table:number-rows-spanned="2">
            <text:p>Compare Quick/ Merge Sort</text:p>
          </table:table-cell>
          <table:table-cell table:style-name="ce15" table:number-columns-repeated="1018"/>
        </table:table-row>
        <table:table-row table:style-name="ro3">
          <table:table-cell/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Merge Sort</text:p>
          </table:table-cell>
          <table:table-cell table:style-name="ce7" office:value-type="string" calcext:value-type="string">
            <text:p>Quick Sort</text:p>
          </table:table-cell>
          <table:covered-table-cell table:style-name="ce15"/>
          <table:table-cell table:style-name="ce15" table:number-columns-repeated="2"/>
          <table:table-cell table:style-name="ce20" table:number-columns-repeated="2"/>
          <table:table-cell table:style-name="ce15" table:number-columns-repeated="1014"/>
        </table:table-row>
        <table:table-row table:style-name="ro2">
          <table:table-cell/>
          <table:table-cell office:value-type="float" office:value="5000" calcext:value-type="float">
            <text:p>5000</text:p>
          </table:table-cell>
          <table:table-cell table:style-name="ce14" office:value-type="float" office:value="0.0475248" calcext:value-type="float">
            <text:p>0.0475248</text:p>
          </table:table-cell>
          <table:table-cell table:style-name="ce14" office:value-type="float" office:value="0.00741819" calcext:value-type="float">
            <text:p>0.00741819</text:p>
          </table:table-cell>
          <table:table-cell table:style-name="ce16" table:formula="of:=[.D9]/[.C9]" office:value-type="percentage" office:value="0.156090925159075" calcext:value-type="percentage">
            <text:p>15.61%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0.102637" calcext:value-type="float">
            <text:p>0.102637</text:p>
          </table:table-cell>
          <table:table-cell office:value-type="float" office:value="0.014629" calcext:value-type="float">
            <text:p>0.014629</text:p>
          </table:table-cell>
          <table:table-cell table:style-name="ce16" table:formula="of:=[.D10]/[.C10]" office:value-type="percentage" office:value="0.142531445774916" calcext:value-type="percentage">
            <text:p>14.25%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5000" calcext:value-type="float">
            <text:p>15000</text:p>
          </table:table-cell>
          <table:table-cell office:value-type="float" office:value="0.123052" calcext:value-type="float">
            <text:p>0.123052</text:p>
          </table:table-cell>
          <table:table-cell office:value-type="float" office:value="0.0223291" calcext:value-type="float">
            <text:p>0.0223291</text:p>
          </table:table-cell>
          <table:table-cell table:style-name="ce16" table:formula="of:=[.D11]/[.C11]" office:value-type="percentage" office:value="0.181460683288366" calcext:value-type="percentage">
            <text:p>18.15%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0000" calcext:value-type="float">
            <text:p>20000</text:p>
          </table:table-cell>
          <table:table-cell office:value-type="float" office:value="0.194585" calcext:value-type="float">
            <text:p>0.194585</text:p>
          </table:table-cell>
          <table:table-cell office:value-type="float" office:value="0.031026" calcext:value-type="float">
            <text:p>0.031026</text:p>
          </table:table-cell>
          <table:table-cell table:style-name="ce16" table:formula="of:=[.D12]/[.C12]" office:value-type="percentage" office:value="0.159447028290978" calcext:value-type="percentage">
            <text:p>15.94%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5000" calcext:value-type="float">
            <text:p>25000</text:p>
          </table:table-cell>
          <table:table-cell office:value-type="float" office:value="0.215059" calcext:value-type="float">
            <text:p>0.215059</text:p>
          </table:table-cell>
          <table:table-cell office:value-type="float" office:value="0.0426009" calcext:value-type="float">
            <text:p>0.0426009</text:p>
          </table:table-cell>
          <table:table-cell table:style-name="ce16" table:formula="of:=[.D13]/[.C13]" office:value-type="percentage" office:value="0.198089361524047" calcext:value-type="percentage">
            <text:p>19.81%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0000" calcext:value-type="float">
            <text:p>30000</text:p>
          </table:table-cell>
          <table:table-cell office:value-type="float" office:value="0.245931" calcext:value-type="float">
            <text:p>0.245931</text:p>
          </table:table-cell>
          <table:table-cell office:value-type="float" office:value="0.0565052" calcext:value-type="float">
            <text:p>0.0565052</text:p>
          </table:table-cell>
          <table:table-cell table:style-name="ce16" table:formula="of:=[.D14]/[.C14]" office:value-type="percentage" office:value="0.229760379943968" calcext:value-type="percentage">
            <text:p>22.98%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5000" calcext:value-type="float">
            <text:p>35000</text:p>
          </table:table-cell>
          <table:table-cell office:value-type="float" office:value="0.337586" calcext:value-type="float">
            <text:p>0.337586</text:p>
          </table:table-cell>
          <table:table-cell office:value-type="float" office:value="0.0559638" calcext:value-type="float">
            <text:p>0.0559638</text:p>
          </table:table-cell>
          <table:table-cell table:style-name="ce16" table:formula="of:=[.D15]/[.C15]" office:value-type="percentage" office:value="0.165776424377788" calcext:value-type="percentage">
            <text:p>16.58%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0000" calcext:value-type="float">
            <text:p>40000</text:p>
          </table:table-cell>
          <table:table-cell office:value-type="float" office:value="0.424739" calcext:value-type="float">
            <text:p>0.424739</text:p>
          </table:table-cell>
          <table:table-cell office:value-type="float" office:value="0.0823688" calcext:value-type="float">
            <text:p>0.0823688</text:p>
          </table:table-cell>
          <table:table-cell table:style-name="ce16" table:formula="of:=[.D16]/[.C16]" office:value-type="percentage" office:value="0.193928035805518" calcext:value-type="percentage">
            <text:p>19.39%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5000" calcext:value-type="float">
            <text:p>45000</text:p>
          </table:table-cell>
          <table:table-cell office:value-type="float" office:value="0.444991" calcext:value-type="float">
            <text:p>0.444991</text:p>
          </table:table-cell>
          <table:table-cell office:value-type="float" office:value="0.0763649" calcext:value-type="float">
            <text:p>0.0763649</text:p>
          </table:table-cell>
          <table:table-cell table:style-name="ce16" table:formula="of:=[.D17]/[.C17]" office:value-type="percentage" office:value="0.171609987617727" calcext:value-type="percentage">
            <text:p>17.16%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office:value-type="float" office:value="0.448156" calcext:value-type="float">
            <text:p>0.448156</text:p>
          </table:table-cell>
          <table:table-cell office:value-type="float" office:value="0.0845029" calcext:value-type="float">
            <text:p>0.0845029</text:p>
          </table:table-cell>
          <table:table-cell table:style-name="ce16" table:formula="of:=[.D18]/[.C18]" office:value-type="percentage" office:value="0.188556886441328" calcext:value-type="percentage">
            <text:p>18.86%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5000" calcext:value-type="float">
            <text:p>55000</text:p>
          </table:table-cell>
          <table:table-cell office:value-type="float" office:value="0.479541" calcext:value-type="float">
            <text:p>0.479541</text:p>
          </table:table-cell>
          <table:table-cell office:value-type="float" office:value="0.097043" calcext:value-type="float">
            <text:p>0.097043</text:p>
          </table:table-cell>
          <table:table-cell table:style-name="ce16" table:formula="of:=[.D19]/[.C19]" office:value-type="percentage" office:value="0.202366429564938" calcext:value-type="percentage">
            <text:p>20.24%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0000" calcext:value-type="float">
            <text:p>60000</text:p>
          </table:table-cell>
          <table:table-cell office:value-type="float" office:value="0.511006" calcext:value-type="float">
            <text:p>0.511006</text:p>
          </table:table-cell>
          <table:table-cell office:value-type="float" office:value="0.102676" calcext:value-type="float">
            <text:p>0.102676</text:p>
          </table:table-cell>
          <table:table-cell table:style-name="ce16" table:formula="of:=[.D20]/[.C20]" office:value-type="percentage" office:value="0.200929147602964" calcext:value-type="percentage">
            <text:p>20.09%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5000" calcext:value-type="float">
            <text:p>65000</text:p>
          </table:table-cell>
          <table:table-cell office:value-type="float" office:value="0.54998" calcext:value-type="float">
            <text:p>0.54998</text:p>
          </table:table-cell>
          <table:table-cell office:value-type="float" office:value="0.122495" calcext:value-type="float">
            <text:p>0.122495</text:p>
          </table:table-cell>
          <table:table-cell table:style-name="ce16" table:formula="of:=[.D21]/[.C21]" office:value-type="percentage" office:value="0.222726280955671" calcext:value-type="percentage">
            <text:p>22.27%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0000" calcext:value-type="float">
            <text:p>70000</text:p>
          </table:table-cell>
          <table:table-cell office:value-type="float" office:value="0.706988" calcext:value-type="float">
            <text:p>0.706988</text:p>
          </table:table-cell>
          <table:table-cell office:value-type="float" office:value="0.120523" calcext:value-type="float">
            <text:p>0.120523</text:p>
          </table:table-cell>
          <table:table-cell table:style-name="ce16" table:formula="of:=[.D22]/[.C22]" office:value-type="percentage" office:value="0.170473897718207" calcext:value-type="percentage">
            <text:p>17.05%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5000" calcext:value-type="float">
            <text:p>75000</text:p>
          </table:table-cell>
          <table:table-cell office:value-type="float" office:value="0.753815" calcext:value-type="float">
            <text:p>0.753815</text:p>
          </table:table-cell>
          <table:table-cell office:value-type="float" office:value="0.132308" calcext:value-type="float">
            <text:p>0.132308</text:p>
          </table:table-cell>
          <table:table-cell table:style-name="ce16" table:formula="of:=[.D23]/[.C23]" office:value-type="percentage" office:value="0.175517865789351" calcext:value-type="percentage">
            <text:p>17.55%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0000" calcext:value-type="float">
            <text:p>80000</text:p>
          </table:table-cell>
          <table:table-cell office:value-type="float" office:value="0.826313" calcext:value-type="float">
            <text:p>0.826313</text:p>
          </table:table-cell>
          <table:table-cell office:value-type="float" office:value="0.135855" calcext:value-type="float">
            <text:p>0.135855</text:p>
          </table:table-cell>
          <table:table-cell table:style-name="ce16" table:formula="of:=[.D24]/[.C24]" office:value-type="percentage" office:value="0.164411064572384" calcext:value-type="percentage">
            <text:p>16.44%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5000" calcext:value-type="float">
            <text:p>85000</text:p>
          </table:table-cell>
          <table:table-cell office:value-type="float" office:value="0.84176" calcext:value-type="float">
            <text:p>0.84176</text:p>
          </table:table-cell>
          <table:table-cell office:value-type="float" office:value="0.151667" calcext:value-type="float">
            <text:p>0.151667</text:p>
          </table:table-cell>
          <table:table-cell table:style-name="ce16" table:formula="of:=[.D25]/[.C25]" office:value-type="percentage" office:value="0.18017843565862" calcext:value-type="percentage">
            <text:p>18.02%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0000" calcext:value-type="float">
            <text:p>90000</text:p>
          </table:table-cell>
          <table:table-cell office:value-type="float" office:value="0.866507" calcext:value-type="float">
            <text:p>0.866507</text:p>
          </table:table-cell>
          <table:table-cell office:value-type="float" office:value="0.164987" calcext:value-type="float">
            <text:p>0.164987</text:p>
          </table:table-cell>
          <table:table-cell table:style-name="ce16" table:formula="of:=[.D26]/[.C26]" office:value-type="percentage" office:value="0.190404693787817" calcext:value-type="percentage">
            <text:p>19.04%</text:p>
          </table:table-cell>
          <table:table-cell table:number-columns-repeated="1018"/>
        </table:table-row>
        <table:table-row table:style-name="ro2" table:number-rows-repeated="21">
          <table:table-cell/>
          <table:table-cell table:style-name="Default" table:number-columns-repeated="3"/>
          <table:table-cell table:number-columns-repeated="1019"/>
        </table:table-row>
        <table:table-row table:style-name="ro4">
          <table:table-cell table:style-name="ce1"/>
          <table:table-cell table:style-name="ce9"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3"/>
          <table:table-cell table:style-name="Default" office:value-type="string" calcext:value-type="string">
            <text:p>Run twice: each for n = 5000 to 90000 with step = 5000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3"/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ce3"/>
          <table:table-cell table:style-name="Default" office:value-type="string" calcext:value-type="string">
            <text:p>Then convert actual elapsed time to average of time for n = 5000</text:p>
          </table:table-cell>
          <table:table-cell table:style-name="Default" table:number-columns-repeated="2"/>
          <table:table-cell table:number-columns-repeated="1019"/>
        </table:table-row>
        <table:table-row table:style-name="ro2" table:number-rows-repeated="2">
          <table:table-cell table:style-name="ce3"/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ce3"/>
          <table:table-cell table:style-name="Default" office:value-type="string" calcext:value-type="string">
            <text:p>- Looking at the above chart, we can see elapsed time of merge sort is represented by an linear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3"/>
          <table:table-cell table:style-name="Default" office:value-type="string" calcext:value-type="string">
            <text:p>line which efficiency is almost O(nlogn) as stated by the lectur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3"/>
          <table:table-cell table:style-name="Default" office:value-type="string" calcext:value-type="string">
            <text:p>- For Quick sort, even though the lecture says that its efficiency is O(nlogn) for the best case,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3"/>
          <table:table-cell table:style-name="Default" office:value-type="string" calcext:value-type="string">
            <text:p>and O(n2) for the worst case, the chart and the data table shows that its elapsed time is just 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3"/>
          <table:table-cell table:style-name="Default" office:value-type="string" calcext:value-type="string">
            <text:p>around 20% of merge sort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3"/>
          <table:table-cell table:style-name="Default" table:number-columns-repeated="3"/>
          <table:table-cell table:number-columns-repeated="1019"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Calculate average and Standard Deviation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Default" table:number-columns-repeated="3"/>
          <table:table-cell table:number-columns-repeated="1019"/>
        </table:table-row>
        <table:table-row table:style-name="ro2">
          <table:table-cell/>
          <table:table-cell table:style-name="ce5"/>
          <table:table-cell table:style-name="ce7" office:value-type="string" calcext:value-type="string" table:number-columns-spanned="2" table:number-rows-spanned="1">
            <text:p>Merge Sort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Quick Sort</text:p>
          </table:table-cell>
          <table:covered-table-cell/>
          <table:table-cell table:number-columns-repeated="1017"/>
        </table:table-row>
        <table:table-row table:style-name="ro5">
          <table:table-cell/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Elapsed Time (sec)</text:p>
          </table:table-cell>
          <table:table-cell table:style-name="ce10" office:value-type="string" calcext:value-type="string">
            <text:p>Convert to Average of elapsed time for n = 5000</text:p>
          </table:table-cell>
          <table:table-cell table:style-name="ce10" office:value-type="string" calcext:value-type="string">
            <text:p>Elapsed Time (sec)</text:p>
          </table:table-cell>
          <table:table-cell table:style-name="ce10" office:value-type="string" calcext:value-type="string">
            <text:p>Convert to Average of elapsed time for n = 5000</text:p>
          </table:table-cell>
          <table:table-cell table:style-name="ce10" office:value-type="string" calcext:value-type="string">
            <text:p>Compare Quick/ Merge Sort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000" calcext:value-type="float">
            <text:p>5000</text:p>
          </table:table-cell>
          <table:table-cell office:value-type="float" office:value="0.0480606" calcext:value-type="float">
            <text:p>0.0480606</text:p>
          </table:table-cell>
          <table:table-cell table:formula="of:=(5000/[.B64])*[.C64]" office:value-type="float" office:value="0.0480606" calcext:value-type="float">
            <text:p>0.0480606</text:p>
          </table:table-cell>
          <table:table-cell table:style-name="ce8" office:value-type="float" office:value="0.00710619" calcext:value-type="float">
            <text:p>0.00710619</text:p>
          </table:table-cell>
          <table:table-cell table:style-name="ce8" table:formula="of:=(5000/[.B64])*[.E64]" office:value-type="float" office:value="0.00710619" calcext:value-type="float">
            <text:p>0.00710619</text:p>
          </table:table-cell>
          <table:table-cell table:style-name="ce16" table:formula="of:=[.F64]/[.D64]" office:value-type="percentage" office:value="0.147858953071747" calcext:value-type="percentage">
            <text:p>14.79%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000" calcext:value-type="float">
            <text:p>5000</text:p>
          </table:table-cell>
          <table:table-cell office:value-type="float" office:value="0.0407481" calcext:value-type="float">
            <text:p>0.0407481</text:p>
          </table:table-cell>
          <table:table-cell table:formula="of:=(5000/[.B65])*[.C65]" office:value-type="float" office:value="0.0407481" calcext:value-type="float">
            <text:p>0.0407481</text:p>
          </table:table-cell>
          <table:table-cell table:style-name="ce8" office:value-type="float" office:value="0.00662842" calcext:value-type="float">
            <text:p>0.00662842</text:p>
          </table:table-cell>
          <table:table-cell table:style-name="ce8" table:formula="of:=(5000/[.B65])*[.E65]" office:value-type="float" office:value="0.00662842" calcext:value-type="float">
            <text:p>0.00662842</text:p>
          </table:table-cell>
          <table:table-cell table:style-name="ce16" table:formula="of:=[.F65]/[.D65]" office:value-type="percentage" office:value="0.162668198026411" calcext:value-type="percentage">
            <text:p>16.27%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0.0936631" calcext:value-type="float">
            <text:p>0.0936631</text:p>
          </table:table-cell>
          <table:table-cell table:formula="of:=(5000/[.B66])*[.C66]" office:value-type="float" office:value="0.04683155" calcext:value-type="float">
            <text:p>0.04683155</text:p>
          </table:table-cell>
          <table:table-cell table:style-name="ce8" office:value-type="float" office:value="0.0144574" calcext:value-type="float">
            <text:p>0.0144574</text:p>
          </table:table-cell>
          <table:table-cell table:style-name="ce8" table:formula="of:=(5000/[.B66])*[.E66]" office:value-type="float" office:value="0.0072287" calcext:value-type="float">
            <text:p>0.0072287</text:p>
          </table:table-cell>
          <table:table-cell table:style-name="ce16" table:formula="of:=[.F66]/[.D66]" office:value-type="percentage" office:value="0.154355343779994" calcext:value-type="percentage">
            <text:p>15.44%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0.0907357" calcext:value-type="float">
            <text:p>0.0907357</text:p>
          </table:table-cell>
          <table:table-cell table:formula="of:=(5000/[.B67])*[.C67]" office:value-type="float" office:value="0.04536785" calcext:value-type="float">
            <text:p>0.04536785</text:p>
          </table:table-cell>
          <table:table-cell table:style-name="ce8" office:value-type="float" office:value="0.0143262" calcext:value-type="float">
            <text:p>0.0143262</text:p>
          </table:table-cell>
          <table:table-cell table:style-name="ce8" table:formula="of:=(5000/[.B67])*[.E67]" office:value-type="float" office:value="0.0071631" calcext:value-type="float">
            <text:p>0.0071631</text:p>
          </table:table-cell>
          <table:table-cell table:style-name="ce16" table:formula="of:=[.F67]/[.D67]" office:value-type="percentage" office:value="0.15788934234265" calcext:value-type="percentage">
            <text:p>15.79%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000" calcext:value-type="float">
            <text:p>15000</text:p>
          </table:table-cell>
          <table:table-cell office:value-type="float" office:value="0.123609" calcext:value-type="float">
            <text:p>0.123609</text:p>
          </table:table-cell>
          <table:table-cell table:formula="of:=(5000/[.B68])*[.C68]" office:value-type="float" office:value="0.041203" calcext:value-type="float">
            <text:p>0.041203</text:p>
          </table:table-cell>
          <table:table-cell table:style-name="ce8" office:value-type="float" office:value="0.0227012" calcext:value-type="float">
            <text:p>0.0227012</text:p>
          </table:table-cell>
          <table:table-cell table:style-name="ce8" table:formula="of:=(5000/[.B68])*[.E68]" office:value-type="float" office:value="0.00756706666666667" calcext:value-type="float">
            <text:p>0.0075670667</text:p>
          </table:table-cell>
          <table:table-cell table:style-name="ce16" table:formula="of:=[.F68]/[.D68]" office:value-type="percentage" office:value="0.183653293854007" calcext:value-type="percentage">
            <text:p>18.37%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000" calcext:value-type="float">
            <text:p>15000</text:p>
          </table:table-cell>
          <table:table-cell office:value-type="float" office:value="0.120517" calcext:value-type="float">
            <text:p>0.120517</text:p>
          </table:table-cell>
          <table:table-cell table:formula="of:=(5000/[.B69])*[.C69]" office:value-type="float" office:value="0.0401723333333333" calcext:value-type="float">
            <text:p>0.0401723333</text:p>
          </table:table-cell>
          <table:table-cell table:style-name="ce8" office:value-type="float" office:value="0.0216277" calcext:value-type="float">
            <text:p>0.0216277</text:p>
          </table:table-cell>
          <table:table-cell table:style-name="ce8" table:formula="of:=(5000/[.B69])*[.E69]" office:value-type="float" office:value="0.00720923333333333" calcext:value-type="float">
            <text:p>0.0072092333</text:p>
          </table:table-cell>
          <table:table-cell table:style-name="ce16" table:formula="of:=[.F69]/[.D69]" office:value-type="percentage" office:value="0.1794576698723" calcext:value-type="percentage">
            <text:p>17.95%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0000" calcext:value-type="float">
            <text:p>20000</text:p>
          </table:table-cell>
          <table:table-cell office:value-type="float" office:value="0.208888" calcext:value-type="float">
            <text:p>0.208888</text:p>
          </table:table-cell>
          <table:table-cell table:formula="of:=(5000/[.B70])*[.C70]" office:value-type="float" office:value="0.052222" calcext:value-type="float">
            <text:p>0.052222</text:p>
          </table:table-cell>
          <table:table-cell table:style-name="ce8" office:value-type="float" office:value="0.0317301" calcext:value-type="float">
            <text:p>0.0317301</text:p>
          </table:table-cell>
          <table:table-cell table:style-name="ce8" table:formula="of:=(5000/[.B70])*[.E70]" office:value-type="float" office:value="0.007932525" calcext:value-type="float">
            <text:p>0.007932525</text:p>
          </table:table-cell>
          <table:table-cell table:style-name="ce16" table:formula="of:=[.F70]/[.D70]" office:value-type="percentage" office:value="0.151900061276857" calcext:value-type="percentage">
            <text:p>15.19%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0000" calcext:value-type="float">
            <text:p>20000</text:p>
          </table:table-cell>
          <table:table-cell office:value-type="float" office:value="0.183946" calcext:value-type="float">
            <text:p>0.183946</text:p>
          </table:table-cell>
          <table:table-cell table:formula="of:=(5000/[.B71])*[.C71]" office:value-type="float" office:value="0.0459865" calcext:value-type="float">
            <text:p>0.0459865</text:p>
          </table:table-cell>
          <table:table-cell table:style-name="ce8" office:value-type="float" office:value="0.0305961" calcext:value-type="float">
            <text:p>0.0305961</text:p>
          </table:table-cell>
          <table:table-cell table:style-name="ce8" table:formula="of:=(5000/[.B71])*[.E71]" office:value-type="float" office:value="0.007649025" calcext:value-type="float">
            <text:p>0.007649025</text:p>
          </table:table-cell>
          <table:table-cell table:style-name="ce16" table:formula="of:=[.F71]/[.D71]" office:value-type="percentage" office:value="0.166331966990312" calcext:value-type="percentage">
            <text:p>16.63%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5000" calcext:value-type="float">
            <text:p>25000</text:p>
          </table:table-cell>
          <table:table-cell office:value-type="float" office:value="0.218798" calcext:value-type="float">
            <text:p>0.218798</text:p>
          </table:table-cell>
          <table:table-cell table:formula="of:=(5000/[.B72])*[.C72]" office:value-type="float" office:value="0.0437596" calcext:value-type="float">
            <text:p>0.0437596</text:p>
          </table:table-cell>
          <table:table-cell table:style-name="ce8" office:value-type="float" office:value="0.0405833" calcext:value-type="float">
            <text:p>0.0405833</text:p>
          </table:table-cell>
          <table:table-cell table:style-name="ce8" table:formula="of:=(5000/[.B72])*[.E72]" office:value-type="float" office:value="0.00811666" calcext:value-type="float">
            <text:p>0.00811666</text:p>
          </table:table-cell>
          <table:table-cell table:style-name="ce16" table:formula="of:=[.F72]/[.D72]" office:value-type="percentage" office:value="0.185482956882604" calcext:value-type="percentage">
            <text:p>18.55%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5000" calcext:value-type="float">
            <text:p>25000</text:p>
          </table:table-cell>
          <table:table-cell office:value-type="float" office:value="0.212371" calcext:value-type="float">
            <text:p>0.212371</text:p>
          </table:table-cell>
          <table:table-cell table:formula="of:=(5000/[.B73])*[.C73]" office:value-type="float" office:value="0.0424742" calcext:value-type="float">
            <text:p>0.0424742</text:p>
          </table:table-cell>
          <table:table-cell table:style-name="ce8" office:value-type="float" office:value="0.0414297" calcext:value-type="float">
            <text:p>0.0414297</text:p>
          </table:table-cell>
          <table:table-cell table:style-name="ce8" table:formula="of:=(5000/[.B73])*[.E73]" office:value-type="float" office:value="0.00828594" calcext:value-type="float">
            <text:p>0.00828594</text:p>
          </table:table-cell>
          <table:table-cell table:style-name="ce16" table:formula="of:=[.F73]/[.D73]" office:value-type="percentage" office:value="0.195081720197202" calcext:value-type="percentage">
            <text:p>19.51%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0000" calcext:value-type="float">
            <text:p>30000</text:p>
          </table:table-cell>
          <table:table-cell office:value-type="float" office:value="0.264785" calcext:value-type="float">
            <text:p>0.264785</text:p>
          </table:table-cell>
          <table:table-cell table:formula="of:=(5000/[.B74])*[.C74]" office:value-type="float" office:value="0.0441308333333333" calcext:value-type="float">
            <text:p>0.0441308333</text:p>
          </table:table-cell>
          <table:table-cell table:style-name="ce8" office:value-type="float" office:value="0.0486829" calcext:value-type="float">
            <text:p>0.0486829</text:p>
          </table:table-cell>
          <table:table-cell table:style-name="ce8" table:formula="of:=(5000/[.B74])*[.E74]" office:value-type="float" office:value="0.00811381666666667" calcext:value-type="float">
            <text:p>0.0081138167</text:p>
          </table:table-cell>
          <table:table-cell table:style-name="ce16" table:formula="of:=[.F74]/[.D74]" office:value-type="percentage" office:value="0.183858224597315" calcext:value-type="percentage">
            <text:p>18.39%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0000" calcext:value-type="float">
            <text:p>30000</text:p>
          </table:table-cell>
          <table:table-cell office:value-type="float" office:value="0.24913" calcext:value-type="float">
            <text:p>0.24913</text:p>
          </table:table-cell>
          <table:table-cell table:formula="of:=(5000/[.B75])*[.C75]" office:value-type="float" office:value="0.0415216666666667" calcext:value-type="float">
            <text:p>0.0415216667</text:p>
          </table:table-cell>
          <table:table-cell table:style-name="ce8" office:value-type="float" office:value="0.0508074" calcext:value-type="float">
            <text:p>0.0508074</text:p>
          </table:table-cell>
          <table:table-cell table:style-name="ce8" table:formula="of:=(5000/[.B75])*[.E75]" office:value-type="float" office:value="0.0084679" calcext:value-type="float">
            <text:p>0.0084679</text:p>
          </table:table-cell>
          <table:table-cell table:style-name="ce16" table:formula="of:=[.F75]/[.D75]" office:value-type="percentage" office:value="0.203939308794605" calcext:value-type="percentage">
            <text:p>20.39%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5000" calcext:value-type="float">
            <text:p>35000</text:p>
          </table:table-cell>
          <table:table-cell office:value-type="float" office:value="0.364518" calcext:value-type="float">
            <text:p>0.364518</text:p>
          </table:table-cell>
          <table:table-cell table:formula="of:=(5000/[.B76])*[.C76]" office:value-type="float" office:value="0.052074" calcext:value-type="float">
            <text:p>0.052074</text:p>
          </table:table-cell>
          <table:table-cell table:style-name="ce8" office:value-type="float" office:value="0.0591044" calcext:value-type="float">
            <text:p>0.0591044</text:p>
          </table:table-cell>
          <table:table-cell table:style-name="ce8" table:formula="of:=(5000/[.B76])*[.E76]" office:value-type="float" office:value="0.00844348571428571" calcext:value-type="float">
            <text:p>0.0084434857</text:p>
          </table:table-cell>
          <table:table-cell table:style-name="ce16" table:formula="of:=[.F76]/[.D76]" office:value-type="percentage" office:value="0.162143981915845" calcext:value-type="percentage">
            <text:p>16.21%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5000" calcext:value-type="float">
            <text:p>35000</text:p>
          </table:table-cell>
          <table:table-cell office:value-type="float" office:value="0.335008" calcext:value-type="float">
            <text:p>0.335008</text:p>
          </table:table-cell>
          <table:table-cell table:formula="of:=(5000/[.B77])*[.C77]" office:value-type="float" office:value="0.0478582857142857" calcext:value-type="float">
            <text:p>0.0478582857</text:p>
          </table:table-cell>
          <table:table-cell table:style-name="ce8" office:value-type="float" office:value="0.0571242" calcext:value-type="float">
            <text:p>0.0571242</text:p>
          </table:table-cell>
          <table:table-cell table:style-name="ce8" table:formula="of:=(5000/[.B77])*[.E77]" office:value-type="float" office:value="0.0081606" calcext:value-type="float">
            <text:p>0.0081606</text:p>
          </table:table-cell>
          <table:table-cell table:style-name="ce16" table:formula="of:=[.F77]/[.D77]" office:value-type="percentage" office:value="0.170515927977839" calcext:value-type="percentage">
            <text:p>17.05%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0000" calcext:value-type="float">
            <text:p>40000</text:p>
          </table:table-cell>
          <table:table-cell office:value-type="float" office:value="0.392464" calcext:value-type="float">
            <text:p>0.392464</text:p>
          </table:table-cell>
          <table:table-cell table:formula="of:=(5000/[.B78])*[.C78]" office:value-type="float" office:value="0.049058" calcext:value-type="float">
            <text:p>0.049058</text:p>
          </table:table-cell>
          <table:table-cell table:style-name="ce8" office:value-type="float" office:value="0.0650352" calcext:value-type="float">
            <text:p>0.0650352</text:p>
          </table:table-cell>
          <table:table-cell table:style-name="ce8" table:formula="of:=(5000/[.B78])*[.E78]" office:value-type="float" office:value="0.0081294" calcext:value-type="float">
            <text:p>0.0081294</text:p>
          </table:table-cell>
          <table:table-cell table:style-name="ce16" table:formula="of:=[.F78]/[.D78]" office:value-type="percentage" office:value="0.165709975946838" calcext:value-type="percentage">
            <text:p>16.57%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0000" calcext:value-type="float">
            <text:p>40000</text:p>
          </table:table-cell>
          <table:table-cell office:value-type="float" office:value="0.387704" calcext:value-type="float">
            <text:p>0.387704</text:p>
          </table:table-cell>
          <table:table-cell table:formula="of:=(5000/[.B79])*[.C79]" office:value-type="float" office:value="0.048463" calcext:value-type="float">
            <text:p>0.048463</text:p>
          </table:table-cell>
          <table:table-cell table:style-name="ce8" office:value-type="float" office:value="0.0661597" calcext:value-type="float">
            <text:p>0.0661597</text:p>
          </table:table-cell>
          <table:table-cell table:style-name="ce8" table:formula="of:=(5000/[.B79])*[.E79]" office:value-type="float" office:value="0.0082699625" calcext:value-type="float">
            <text:p>0.0082699625</text:p>
          </table:table-cell>
          <table:table-cell table:style-name="ce16" table:formula="of:=[.F79]/[.D79]" office:value-type="percentage" office:value="0.17064487340858" calcext:value-type="percentage">
            <text:p>17.06%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5000" calcext:value-type="float">
            <text:p>45000</text:p>
          </table:table-cell>
          <table:table-cell office:value-type="float" office:value="0.421082" calcext:value-type="float">
            <text:p>0.421082</text:p>
          </table:table-cell>
          <table:table-cell table:formula="of:=(5000/[.B80])*[.C80]" office:value-type="float" office:value="0.0467868888888889" calcext:value-type="float">
            <text:p>0.0467868889</text:p>
          </table:table-cell>
          <table:table-cell table:style-name="ce8" office:value-type="float" office:value="0.0753122" calcext:value-type="float">
            <text:p>0.0753122</text:p>
          </table:table-cell>
          <table:table-cell table:style-name="ce8" table:formula="of:=(5000/[.B80])*[.E80]" office:value-type="float" office:value="0.00836802222222222" calcext:value-type="float">
            <text:p>0.0083680222</text:p>
          </table:table-cell>
          <table:table-cell table:style-name="ce16" table:formula="of:=[.F80]/[.D80]" office:value-type="percentage" office:value="0.178853999933505" calcext:value-type="percentage">
            <text:p>17.89%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5000" calcext:value-type="float">
            <text:p>45000</text:p>
          </table:table-cell>
          <table:table-cell office:value-type="float" office:value="0.418195" calcext:value-type="float">
            <text:p>0.418195</text:p>
          </table:table-cell>
          <table:table-cell table:formula="of:=(5000/[.B81])*[.C81]" office:value-type="float" office:value="0.0464661111111111" calcext:value-type="float">
            <text:p>0.0464661111</text:p>
          </table:table-cell>
          <table:table-cell table:style-name="ce8" office:value-type="float" office:value="0.0835973" calcext:value-type="float">
            <text:p>0.0835973</text:p>
          </table:table-cell>
          <table:table-cell table:style-name="ce8" table:formula="of:=(5000/[.B81])*[.E81]" office:value-type="float" office:value="0.00928858888888889" calcext:value-type="float">
            <text:p>0.0092885889</text:p>
          </table:table-cell>
          <table:table-cell table:style-name="ce16" table:formula="of:=[.F81]/[.D81]" office:value-type="percentage" office:value="0.199900285751862" calcext:value-type="percentage">
            <text:p>19.99%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office:value-type="float" office:value="0.471682" calcext:value-type="float">
            <text:p>0.471682</text:p>
          </table:table-cell>
          <table:table-cell table:formula="of:=(5000/[.B82])*[.C82]" office:value-type="float" office:value="0.0471682" calcext:value-type="float">
            <text:p>0.0471682</text:p>
          </table:table-cell>
          <table:table-cell table:style-name="ce8" office:value-type="float" office:value="0.0852247" calcext:value-type="float">
            <text:p>0.0852247</text:p>
          </table:table-cell>
          <table:table-cell table:style-name="ce8" table:formula="of:=(5000/[.B82])*[.E82]" office:value-type="float" office:value="0.00852247" calcext:value-type="float">
            <text:p>0.00852247</text:p>
          </table:table-cell>
          <table:table-cell table:style-name="ce16" table:formula="of:=[.F82]/[.D82]" office:value-type="percentage" office:value="0.180682536115434" calcext:value-type="percentage">
            <text:p>18.07%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office:value-type="float" office:value="0.473184" calcext:value-type="float">
            <text:p>0.473184</text:p>
          </table:table-cell>
          <table:table-cell table:formula="of:=(5000/[.B83])*[.C83]" office:value-type="float" office:value="0.0473184" calcext:value-type="float">
            <text:p>0.0473184</text:p>
          </table:table-cell>
          <table:table-cell table:style-name="ce8" office:value-type="float" office:value="0.0841977" calcext:value-type="float">
            <text:p>0.0841977</text:p>
          </table:table-cell>
          <table:table-cell table:style-name="ce8" table:formula="of:=(5000/[.B83])*[.E83]" office:value-type="float" office:value="0.00841977" calcext:value-type="float">
            <text:p>0.00841977</text:p>
          </table:table-cell>
          <table:table-cell table:style-name="ce16" table:formula="of:=[.F83]/[.D83]" office:value-type="percentage" office:value="0.177938603164942" calcext:value-type="percentage">
            <text:p>17.79%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5000" calcext:value-type="float">
            <text:p>55000</text:p>
          </table:table-cell>
          <table:table-cell office:value-type="float" office:value="0.49663" calcext:value-type="float">
            <text:p>0.49663</text:p>
          </table:table-cell>
          <table:table-cell table:formula="of:=(5000/[.B84])*[.C84]" office:value-type="float" office:value="0.0451481818181818" calcext:value-type="float">
            <text:p>0.0451481818</text:p>
          </table:table-cell>
          <table:table-cell table:style-name="ce8" office:value-type="float" office:value="0.0993635" calcext:value-type="float">
            <text:p>0.0993635</text:p>
          </table:table-cell>
          <table:table-cell table:style-name="ce8" table:formula="of:=(5000/[.B84])*[.E84]" office:value-type="float" office:value="0.00903304545454546" calcext:value-type="float">
            <text:p>0.0090330455</text:p>
          </table:table-cell>
          <table:table-cell table:style-name="ce16" table:formula="of:=[.F84]/[.D84]" office:value-type="percentage" office:value="0.20007550893019" calcext:value-type="percentage">
            <text:p>20.01%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5000" calcext:value-type="float">
            <text:p>55000</text:p>
          </table:table-cell>
          <table:table-cell office:value-type="float" office:value="0.490415" calcext:value-type="float">
            <text:p>0.490415</text:p>
          </table:table-cell>
          <table:table-cell table:formula="of:=(5000/[.B85])*[.C85]" office:value-type="float" office:value="0.0445831818181818" calcext:value-type="float">
            <text:p>0.0445831818</text:p>
          </table:table-cell>
          <table:table-cell table:style-name="ce8" office:value-type="float" office:value="0.0970004" calcext:value-type="float">
            <text:p>0.0970004</text:p>
          </table:table-cell>
          <table:table-cell table:style-name="ce8" table:formula="of:=(5000/[.B85])*[.E85]" office:value-type="float" office:value="0.00881821818181818" calcext:value-type="float">
            <text:p>0.0088182182</text:p>
          </table:table-cell>
          <table:table-cell table:style-name="ce16" table:formula="of:=[.F85]/[.D85]" office:value-type="percentage" office:value="0.197792481877593" calcext:value-type="percentage">
            <text:p>19.78%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0000" calcext:value-type="float">
            <text:p>60000</text:p>
          </table:table-cell>
          <table:table-cell office:value-type="float" office:value="0.527863" calcext:value-type="float">
            <text:p>0.527863</text:p>
          </table:table-cell>
          <table:table-cell table:formula="of:=(5000/[.B86])*[.C86]" office:value-type="float" office:value="0.0439885833333333" calcext:value-type="float">
            <text:p>0.0439885833</text:p>
          </table:table-cell>
          <table:table-cell table:style-name="ce8" office:value-type="float" office:value="0.105469" calcext:value-type="float">
            <text:p>0.105469</text:p>
          </table:table-cell>
          <table:table-cell table:style-name="ce8" table:formula="of:=(5000/[.B86])*[.E86]" office:value-type="float" office:value="0.00878908333333333" calcext:value-type="float">
            <text:p>0.0087890833</text:p>
          </table:table-cell>
          <table:table-cell table:style-name="ce16" table:formula="of:=[.F86]/[.D86]" office:value-type="percentage" office:value="0.199803736954475" calcext:value-type="percentage">
            <text:p>19.98%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0000" calcext:value-type="float">
            <text:p>60000</text:p>
          </table:table-cell>
          <table:table-cell office:value-type="float" office:value="0.524755" calcext:value-type="float">
            <text:p>0.524755</text:p>
          </table:table-cell>
          <table:table-cell table:formula="of:=(5000/[.B87])*[.C87]" office:value-type="float" office:value="0.0437295833333333" calcext:value-type="float">
            <text:p>0.0437295833</text:p>
          </table:table-cell>
          <table:table-cell table:style-name="ce8" office:value-type="float" office:value="0.0988057" calcext:value-type="float">
            <text:p>0.0988057</text:p>
          </table:table-cell>
          <table:table-cell table:style-name="ce8" table:formula="of:=(5000/[.B87])*[.E87]" office:value-type="float" office:value="0.00823380833333333" calcext:value-type="float">
            <text:p>0.0082338083</text:p>
          </table:table-cell>
          <table:table-cell table:style-name="ce16" table:formula="of:=[.F87]/[.D87]" office:value-type="percentage" office:value="0.188289201627426" calcext:value-type="percentage">
            <text:p>18.83%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5000" calcext:value-type="float">
            <text:p>65000</text:p>
          </table:table-cell>
          <table:table-cell office:value-type="float" office:value="0.558956" calcext:value-type="float">
            <text:p>0.558956</text:p>
          </table:table-cell>
          <table:table-cell table:formula="of:=(5000/[.B88])*[.C88]" office:value-type="float" office:value="0.0429966153846154" calcext:value-type="float">
            <text:p>0.0429966154</text:p>
          </table:table-cell>
          <table:table-cell table:style-name="ce8" office:value-type="float" office:value="0.113997" calcext:value-type="float">
            <text:p>0.113997</text:p>
          </table:table-cell>
          <table:table-cell table:style-name="ce8" table:formula="of:=(5000/[.B88])*[.E88]" office:value-type="float" office:value="0.008769" calcext:value-type="float">
            <text:p>0.008769</text:p>
          </table:table-cell>
          <table:table-cell table:style-name="ce16" table:formula="of:=[.F88]/[.D88]" office:value-type="percentage" office:value="0.203946285575251" calcext:value-type="percentage">
            <text:p>20.39%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5000" calcext:value-type="float">
            <text:p>65000</text:p>
          </table:table-cell>
          <table:table-cell office:value-type="float" office:value="0.542886" calcext:value-type="float">
            <text:p>0.542886</text:p>
          </table:table-cell>
          <table:table-cell table:formula="of:=(5000/[.B89])*[.C89]" office:value-type="float" office:value="0.0417604615384615" calcext:value-type="float">
            <text:p>0.0417604615</text:p>
          </table:table-cell>
          <table:table-cell table:style-name="ce8" office:value-type="float" office:value="0.114004" calcext:value-type="float">
            <text:p>0.114004</text:p>
          </table:table-cell>
          <table:table-cell table:style-name="ce8" table:formula="of:=(5000/[.B89])*[.E89]" office:value-type="float" office:value="0.00876953846153846" calcext:value-type="float">
            <text:p>0.0087695385</text:p>
          </table:table-cell>
          <table:table-cell table:style-name="ce16" table:formula="of:=[.F89]/[.D89]" office:value-type="percentage" office:value="0.209996205464867" calcext:value-type="percentage">
            <text:p>21.00%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0000" calcext:value-type="float">
            <text:p>70000</text:p>
          </table:table-cell>
          <table:table-cell office:value-type="float" office:value="0.738259" calcext:value-type="float">
            <text:p>0.738259</text:p>
          </table:table-cell>
          <table:table-cell table:formula="of:=(5000/[.B90])*[.C90]" office:value-type="float" office:value="0.0527327857142857" calcext:value-type="float">
            <text:p>0.0527327857</text:p>
          </table:table-cell>
          <table:table-cell table:style-name="ce8" office:value-type="float" office:value="0.122033" calcext:value-type="float">
            <text:p>0.122033</text:p>
          </table:table-cell>
          <table:table-cell table:style-name="ce8" table:formula="of:=(5000/[.B90])*[.E90]" office:value-type="float" office:value="0.00871664285714286" calcext:value-type="float">
            <text:p>0.0087166429</text:p>
          </table:table-cell>
          <table:table-cell table:style-name="ce16" table:formula="of:=[.F90]/[.D90]" office:value-type="percentage" office:value="0.165298357351553" calcext:value-type="percentage">
            <text:p>16.53%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0000" calcext:value-type="float">
            <text:p>70000</text:p>
          </table:table-cell>
          <table:table-cell office:value-type="float" office:value="0.718521" calcext:value-type="float">
            <text:p>0.718521</text:p>
          </table:table-cell>
          <table:table-cell table:formula="of:=(5000/[.B91])*[.C91]" office:value-type="float" office:value="0.0513229285714286" calcext:value-type="float">
            <text:p>0.0513229286</text:p>
          </table:table-cell>
          <table:table-cell table:style-name="ce8" office:value-type="float" office:value="0.118755" calcext:value-type="float">
            <text:p>0.118755</text:p>
          </table:table-cell>
          <table:table-cell table:style-name="ce8" table:formula="of:=(5000/[.B91])*[.E91]" office:value-type="float" office:value="0.0084825" calcext:value-type="float">
            <text:p>0.0084825</text:p>
          </table:table-cell>
          <table:table-cell table:style-name="ce16" table:formula="of:=[.F91]/[.D91]" office:value-type="percentage" office:value="0.165277006517555" calcext:value-type="percentage">
            <text:p>16.53%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5000" calcext:value-type="float">
            <text:p>75000</text:p>
          </table:table-cell>
          <table:table-cell office:value-type="float" office:value="0.799301" calcext:value-type="float">
            <text:p>0.799301</text:p>
          </table:table-cell>
          <table:table-cell table:formula="of:=(5000/[.B92])*[.C92]" office:value-type="float" office:value="0.0532867333333333" calcext:value-type="float">
            <text:p>0.0532867333</text:p>
          </table:table-cell>
          <table:table-cell table:style-name="ce8" office:value-type="float" office:value="0.132015" calcext:value-type="float">
            <text:p>0.132015</text:p>
          </table:table-cell>
          <table:table-cell table:style-name="ce8" table:formula="of:=(5000/[.B92])*[.E92]" office:value-type="float" office:value="0.008801" calcext:value-type="float">
            <text:p>0.008801</text:p>
          </table:table-cell>
          <table:table-cell table:style-name="ce16" table:formula="of:=[.F92]/[.D92]" office:value-type="percentage" office:value="0.165163061224745" calcext:value-type="percentage">
            <text:p>16.52%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5000" calcext:value-type="float">
            <text:p>75000</text:p>
          </table:table-cell>
          <table:table-cell office:value-type="float" office:value="0.785767" calcext:value-type="float">
            <text:p>0.785767</text:p>
          </table:table-cell>
          <table:table-cell table:formula="of:=(5000/[.B93])*[.C93]" office:value-type="float" office:value="0.0523844666666667" calcext:value-type="float">
            <text:p>0.0523844667</text:p>
          </table:table-cell>
          <table:table-cell table:style-name="ce8" office:value-type="float" office:value="0.133029" calcext:value-type="float">
            <text:p>0.133029</text:p>
          </table:table-cell>
          <table:table-cell table:style-name="ce8" table:formula="of:=(5000/[.B93])*[.E93]" office:value-type="float" office:value="0.0088686" calcext:value-type="float">
            <text:p>0.0088686</text:p>
          </table:table-cell>
          <table:table-cell table:style-name="ce16" table:formula="of:=[.F93]/[.D93]" office:value-type="percentage" office:value="0.169298277988259" calcext:value-type="percentage">
            <text:p>16.93%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0000" calcext:value-type="float">
            <text:p>80000</text:p>
          </table:table-cell>
          <table:table-cell office:value-type="float" office:value="0.809604" calcext:value-type="float">
            <text:p>0.809604</text:p>
          </table:table-cell>
          <table:table-cell table:formula="of:=(5000/[.B94])*[.C94]" office:value-type="float" office:value="0.05060025" calcext:value-type="float">
            <text:p>0.05060025</text:p>
          </table:table-cell>
          <table:table-cell table:style-name="ce8" office:value-type="float" office:value="0.157186" calcext:value-type="float">
            <text:p>0.157186</text:p>
          </table:table-cell>
          <table:table-cell table:style-name="ce8" table:formula="of:=(5000/[.B94])*[.E94]" office:value-type="float" office:value="0.009824125" calcext:value-type="float">
            <text:p>0.009824125</text:p>
          </table:table-cell>
          <table:table-cell table:style-name="ce16" table:formula="of:=[.F94]/[.D94]" office:value-type="percentage" office:value="0.194151708736617" calcext:value-type="percentage">
            <text:p>19.42%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0000" calcext:value-type="float">
            <text:p>80000</text:p>
          </table:table-cell>
          <table:table-cell office:value-type="float" office:value="0.829494" calcext:value-type="float">
            <text:p>0.829494</text:p>
          </table:table-cell>
          <table:table-cell table:formula="of:=(5000/[.B95])*[.C95]" office:value-type="float" office:value="0.051843375" calcext:value-type="float">
            <text:p>0.051843375</text:p>
          </table:table-cell>
          <table:table-cell table:style-name="ce8" office:value-type="float" office:value="0.152998" calcext:value-type="float">
            <text:p>0.152998</text:p>
          </table:table-cell>
          <table:table-cell table:style-name="ce8" table:formula="of:=(5000/[.B95])*[.E95]" office:value-type="float" office:value="0.009562375" calcext:value-type="float">
            <text:p>0.009562375</text:p>
          </table:table-cell>
          <table:table-cell table:style-name="ce16" table:formula="of:=[.F95]/[.D95]" office:value-type="percentage" office:value="0.184447385996764" calcext:value-type="percentage">
            <text:p>18.44%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5000" calcext:value-type="float">
            <text:p>85000</text:p>
          </table:table-cell>
          <table:table-cell office:value-type="float" office:value="0.866979" calcext:value-type="float">
            <text:p>0.866979</text:p>
          </table:table-cell>
          <table:table-cell table:formula="of:=(5000/[.B96])*[.C96]" office:value-type="float" office:value="0.0509987647058823" calcext:value-type="float">
            <text:p>0.0509987647</text:p>
          </table:table-cell>
          <table:table-cell table:style-name="ce8" office:value-type="float" office:value="0.15611" calcext:value-type="float">
            <text:p>0.15611</text:p>
          </table:table-cell>
          <table:table-cell table:style-name="ce8" table:formula="of:=(5000/[.B96])*[.E96]" office:value-type="float" office:value="0.00918294117647059" calcext:value-type="float">
            <text:p>0.0091829412</text:p>
          </table:table-cell>
          <table:table-cell table:style-name="ce16" table:formula="of:=[.F96]/[.D96]" office:value-type="percentage" office:value="0.180062031490959" calcext:value-type="percentage">
            <text:p>18.01%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5000" calcext:value-type="float">
            <text:p>85000</text:p>
          </table:table-cell>
          <table:table-cell office:value-type="float" office:value="0.87087" calcext:value-type="float">
            <text:p>0.87087</text:p>
          </table:table-cell>
          <table:table-cell table:formula="of:=(5000/[.B97])*[.C97]" office:value-type="float" office:value="0.0512276470588235" calcext:value-type="float">
            <text:p>0.0512276471</text:p>
          </table:table-cell>
          <table:table-cell table:style-name="ce8" office:value-type="float" office:value="0.147486" calcext:value-type="float">
            <text:p>0.147486</text:p>
          </table:table-cell>
          <table:table-cell table:style-name="ce8" table:formula="of:=(5000/[.B97])*[.E97]" office:value-type="float" office:value="0.00867564705882353" calcext:value-type="float">
            <text:p>0.0086756471</text:p>
          </table:table-cell>
          <table:table-cell table:style-name="ce16" table:formula="of:=[.F97]/[.D97]" office:value-type="percentage" office:value="0.169354783147887" calcext:value-type="percentage">
            <text:p>16.94%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0000" calcext:value-type="float">
            <text:p>90000</text:p>
          </table:table-cell>
          <table:table-cell office:value-type="float" office:value="0.899584" calcext:value-type="float">
            <text:p>0.899584</text:p>
          </table:table-cell>
          <table:table-cell table:formula="of:=(5000/[.B98])*[.C98]" office:value-type="float" office:value="0.0499768888888889" calcext:value-type="float">
            <text:p>0.0499768889</text:p>
          </table:table-cell>
          <table:table-cell table:style-name="ce8" office:value-type="float" office:value="0.171124" calcext:value-type="float">
            <text:p>0.171124</text:p>
          </table:table-cell>
          <table:table-cell table:style-name="ce8" table:formula="of:=(5000/[.B98])*[.E98]" office:value-type="float" office:value="0.00950688888888889" calcext:value-type="float">
            <text:p>0.0095068889</text:p>
          </table:table-cell>
          <table:table-cell table:style-name="ce16" table:formula="of:=[.F98]/[.D98]" office:value-type="percentage" office:value="0.190225704325555" calcext:value-type="percentage">
            <text:p>19.02%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0000" calcext:value-type="float">
            <text:p>90000</text:p>
          </table:table-cell>
          <table:table-cell office:value-type="float" office:value="0.885482" calcext:value-type="float">
            <text:p>0.885482</text:p>
          </table:table-cell>
          <table:table-cell table:formula="of:=(5000/[.B99])*[.C99]" office:value-type="float" office:value="0.0491934444444444" calcext:value-type="float">
            <text:p>0.0491934444</text:p>
          </table:table-cell>
          <table:table-cell table:style-name="ce8" office:value-type="float" office:value="0.174235" calcext:value-type="float">
            <text:p>0.174235</text:p>
          </table:table-cell>
          <table:table-cell table:style-name="ce8" table:formula="of:=(5000/[.B99])*[.E99]" office:value-type="float" office:value="0.00967972222222222" calcext:value-type="float">
            <text:p>0.0096797222</text:p>
          </table:table-cell>
          <table:table-cell table:style-name="ce16" table:formula="of:=[.F99]/[.D99]" office:value-type="percentage" office:value="0.196768539620229" calcext:value-type="percentage">
            <text:p>19.68%</text:p>
          </table:table-cell>
          <table:table-cell table:number-columns-repeated="1016"/>
        </table:table-row>
        <table:table-row table:style-name="ro2">
          <table:table-cell/>
          <table:table-cell table:style-name="ce11" office:value-type="string" calcext:value-type="string">
            <text:p>Average</text:p>
          </table:table-cell>
          <table:table-cell table:style-name="ce11"/>
          <table:table-cell table:style-name="ce11" table:formula="of:=AVERAGE([.D64:.D99])" office:value-type="float" office:value="0.04704013918493" calcext:value-type="float">
            <text:p>0.0470401392</text:p>
          </table:table-cell>
          <table:table-cell table:style-name="ce11"/>
          <table:table-cell table:style-name="ce11" table:formula="of:=AVERAGE([.F64:.F99])" office:value-type="float" office:value="0.0084106669988939" calcext:value-type="float">
            <text:p>0.008410667</text:p>
          </table:table-cell>
          <table:table-cell table:style-name="ce18" table:formula="of:=[.F100]/[.D100]" office:value-type="percentage" office:value="0.178797663965849" calcext:value-type="percentage">
            <text:p>17.88%</text:p>
          </table:table-cell>
          <table:table-cell table:number-columns-repeated="1016"/>
        </table:table-row>
        <table:table-row table:style-name="ro2">
          <table:table-cell/>
          <table:table-cell table:style-name="ce11" office:value-type="string" calcext:value-type="string">
            <text:p>Min</text:p>
          </table:table-cell>
          <table:table-cell table:style-name="ce11"/>
          <table:table-cell table:style-name="ce11" table:formula="of:=MIN([.D64:.D99])" office:value-type="float" office:value="0.0401723333333333" calcext:value-type="float">
            <text:p>0.0401723333</text:p>
          </table:table-cell>
          <table:table-cell table:style-name="ce11"/>
          <table:table-cell table:style-name="ce11" table:formula="of:=MIN([.F64:.F99])" office:value-type="float" office:value="0.00662842" calcext:value-type="float">
            <text:p>0.00662842</text:p>
          </table:table-cell>
          <table:table-cell table:style-name="ce18" table:formula="of:=[.F101]/[.D101]" office:value-type="percentage" office:value="0.164999626608694" calcext:value-type="percentage">
            <text:p>16.50%</text:p>
          </table:table-cell>
          <table:table-cell table:number-columns-repeated="1016"/>
        </table:table-row>
        <table:table-row table:style-name="ro2">
          <table:table-cell/>
          <table:table-cell table:style-name="ce11" office:value-type="string" calcext:value-type="string">
            <text:p>Max</text:p>
          </table:table-cell>
          <table:table-cell table:style-name="ce11"/>
          <table:table-cell table:style-name="ce11" table:formula="of:=MAX([.D64:.D99])" office:value-type="float" office:value="0.0532867333333333" calcext:value-type="float">
            <text:p>0.0532867333</text:p>
          </table:table-cell>
          <table:table-cell table:style-name="ce11"/>
          <table:table-cell table:style-name="ce11" table:formula="of:=MAX([.F64:.F99])" office:value-type="float" office:value="0.009824125" calcext:value-type="float">
            <text:p>0.009824125</text:p>
          </table:table-cell>
          <table:table-cell table:style-name="ce18" table:formula="of:=[.F102]/[.D102]" office:value-type="percentage" office:value="0.184363431298097" calcext:value-type="percentage">
            <text:p>18.44%</text:p>
          </table:table-cell>
          <table:table-cell table:number-columns-repeated="1016"/>
        </table:table-row>
        <table:table-row table:style-name="ro2">
          <table:table-cell/>
          <table:table-cell table:style-name="ce11" office:value-type="string" calcext:value-type="string">
            <text:p>Stdev</text:p>
          </table:table-cell>
          <table:table-cell table:style-name="ce11"/>
          <table:table-cell table:style-name="ce11" table:formula="of:=STDEV([.D64:.D99])" office:value-type="float" office:value="0.00389302700389992" calcext:value-type="float">
            <text:p>0.003893027</text:p>
          </table:table-cell>
          <table:table-cell table:style-name="ce11"/>
          <table:table-cell table:style-name="ce11" table:formula="of:=STDEV([.F64:.F99])" office:value-type="float" office:value="0.000759426532891391" calcext:value-type="float">
            <text:p>0.0007594265</text:p>
          </table:table-cell>
          <table:table-cell table:style-name="ce18" table:formula="of:=[.F103]/[.D103]" office:value-type="percentage" office:value="0.195073533302137" calcext:value-type="percentage">
            <text:p>19.51%</text:p>
          </table:table-cell>
          <table:table-cell table:number-columns-repeated="1016"/>
        </table:table-row>
        <table:table-row table:style-name="ro2">
          <table:table-cell/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ce3"/>
          <table:table-cell table:style-name="ce12" office:value-type="string" calcext:value-type="string">
            <text:p>- As shown in the above table, Average of elapsed time of merge sort for n = 5000 is 0.047s</text:p>
          </table:table-cell>
          <table:table-cell table:style-name="ce12" table:number-columns-repeated="2"/>
          <table:table-cell table:style-name="ce13" table:number-columns-repeated="2"/>
          <table:table-cell table:style-name="ce19" table:number-columns-repeated="2"/>
          <table:table-cell table:number-columns-repeated="1015"/>
        </table:table-row>
        <table:table-row table:style-name="ro2">
          <table:table-cell/>
          <table:table-cell table:style-name="ce13" office:value-type="string" calcext:value-type="string">
            <text:p>and look at the detail in each run (for n = 5000 .. 90000,) the elapsed times are converged </text:p>
          </table:table-cell>
          <table:table-cell table:style-name="ce13" table:number-columns-repeated="3"/>
          <table:table-cell table:style-name="ce17"/>
          <table:table-cell table:style-name="ce19" table:number-columns-repeated="2"/>
          <table:table-cell table:number-columns-repeated="1015"/>
        </table:table-row>
        <table:table-row table:style-name="ro2">
          <table:table-cell/>
          <table:table-cell table:style-name="ce13" office:value-type="string" calcext:value-type="string">
            <text:p>around 0.4 ~ 0.5 which proves what lecture stated: Efficiency is always O(nlogn) for both</text:p>
          </table:table-cell>
          <table:table-cell table:style-name="ce13" table:number-columns-repeated="4"/>
          <table:table-cell table:style-name="ce19" table:number-columns-repeated="2"/>
          <table:table-cell table:number-columns-repeated="1015"/>
        </table:table-row>
        <table:table-row table:style-name="ro2">
          <table:table-cell/>
          <table:table-cell table:style-name="ce13" office:value-type="string" calcext:value-type="string">
            <text:p>best and worst case</text:p>
          </table:table-cell>
          <table:table-cell table:style-name="ce13" table:number-columns-repeated="4"/>
          <table:table-cell table:style-name="ce19" table:number-columns-repeated="2"/>
          <table:table-cell table:number-columns-repeated="1015"/>
        </table:table-row>
        <table:table-row table:style-name="ro2">
          <table:table-cell/>
          <table:table-cell table:style-name="ce13" office:value-type="string" calcext:value-type="string">
            <text:p>- Standard deviation of the merge sort's elapsed time is relative small (~0.004) which means</text:p>
          </table:table-cell>
          <table:table-cell table:style-name="ce13" table:number-columns-repeated="4"/>
          <table:table-cell table:style-name="ce19" table:number-columns-repeated="2"/>
          <table:table-cell table:number-columns-repeated="1015"/>
        </table:table-row>
        <table:table-row table:style-name="ro2">
          <table:table-cell/>
          <table:table-cell table:style-name="ce13" office:value-type="string" calcext:value-type="string">
            <text:p>the time for every run is always converged near the average value (the difference between</text:p>
          </table:table-cell>
          <table:table-cell table:style-name="ce13" table:number-columns-repeated="4"/>
          <table:table-cell table:style-name="ce19" table:number-columns-repeated="2"/>
          <table:table-cell table:number-columns-repeated="1015"/>
        </table:table-row>
        <table:table-row table:style-name="ro2">
          <table:table-cell/>
          <table:table-cell table:style-name="Default" office:value-type="string" calcext:value-type="string">
            <text:p>min and max is very small (~0.013)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Default" office:value-type="string" calcext:value-type="string">
            <text:p>- For quick sort, even though the average of elapsed time is smaller than merge sort, we can se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Default" office:value-type="string" calcext:value-type="string">
            <text:p>the average <text:s/>time increases faster than merge sort when n increased</text:p>
          </table:table-cell>
          <table:table-cell table:style-name="Default" table:number-columns-repeated="2"/>
          <table:table-cell table:number-columns-repeated="1019"/>
        </table:table-row>
      </table:table>
      <table:named-expressions/>
      <table:database-ranges>
        <table:database-range table:name="__Anonymous_Sheet_DB__0" table:target-range-address="Plot.B64:Plot.F9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number:number-style style:name="N125">
      <number:number number:decimal-places="6" loext:min-decimal-places="6" number:min-integer-digits="1" number:grouping="true"/>
    </number:number-style>
    <number:number-style style:name="N126">
      <number:number number:decimal-places="7" loext:min-decimal-places="7" number:min-integer-digits="1" number:grouping="true"/>
    </number:number-style>
    <number:number-style style:name="N127">
      <number:number number:decimal-places="8" loext:min-decimal-places="8" number:min-integer-digits="1" number:grouping="true"/>
    </number:number-style>
    <number:number-style style:name="N128">
      <number:number number:decimal-places="9" loext:min-decimal-places="9" number:min-integer-digits="1" number:grouping="true"/>
    </number:number-style>
    <number:number-style style:name="N129">
      <number:number number:decimal-places="10" loext:min-decimal-places="10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12pt" fo:page-height="792pt" style:num-format="1" style:print-orientation="portrait" fo:margin-top="18pt" fo:margin-bottom="18pt" fo:margin-left="18pt" fo:margin-right="18pt" style:table-centering="horizontal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00/00/0000</text:date>, <text:time style:data-style-name="N2" text:time-value="20:00:22.4743699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08:28:43.560648005</meta:creation-date>
    <dc:date>2018-11-14T22:25:29.542900479</dc:date>
    <meta:editing-duration>PT1H6M38S</meta:editing-duration>
    <meta:editing-cycles>14</meta:editing-cycles>
    <meta:generator>LibreOffice/5.1.4.2$Linux_X86_64 LibreOffice_project/10m0$Build-2</meta:generator>
    <meta:document-statistic meta:table-count="1" meta:cell-count="3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185cm" svg:height="11.622cm" xlink:href=".." xlink:type="simple" chart:class="chart:line" chart:style-name="ch1">
        <chart:title svg:x="5.13cm" svg:y="0.368cm" chart:style-name="ch2">
          <text:p>Merge / Quick Sort</text:p>
        </chart:title>
        <chart:legend chart:legend-position="end" svg:x="11.148cm" svg:y="5.263cm" style:legend-expansion="high" chart:style-name="ch3"/>
        <chart:plot-area chart:style-name="ch4" table:cell-range-address="Plot.B8:Plot.D26" chart:data-source-has-labels="both" svg:x="1.294cm" svg:y="1.379cm" svg:width="9.571cm" svg:height="9.03cm">
          <chartooo:coordinate-region svg:x="2.021cm" svg:y="1.379cm" svg:width="8.844cm" svg:height="7.646cm"/>
          <chart:axis chart:dimension="x" chart:name="primary-x" chart:style-name="ch5" chartooo:axis-type="auto">
            <chartooo:date-scale/>
            <chart:title svg:x="5.929cm" svg:y="10.641cm" chart:style-name="ch6">
              <text:p>n</text:p>
            </chart:title>
            <chart:categories table:cell-range-address="Plot.B9:Plot.B26"/>
          </chart:axis>
          <chart:axis chart:dimension="y" chart:name="primary-y" chart:style-name="ch5">
            <chart:title svg:x="0.451cm" svg:y="6.48cm" chart:style-name="ch7">
              <text:p>second</text:p>
            </chart:title>
            <chart:grid chart:style-name="ch8" chart:class="major"/>
          </chart:axis>
          <chart:series chart:style-name="ch9" chart:values-cell-range-address="Plot.C9:Plot.C26" chart:label-cell-address="Plot.C8:Plot.C8" chart:class="chart:line">
            <chart:data-point chart:repeated="18"/>
          </chart:series>
          <chart:series chart:style-name="ch10" chart:values-cell-range-address="Plot.D9:Plot.D26" chart:label-cell-address="Plot.D8:Plot.D8" chart:class="chart:line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 Sort</text:p>
                <draw:g>
                  <svg:desc>Plot.C8:Plot.C8</svg:desc>
                </draw:g>
              </table:table-cell>
              <table:table-cell office:value-type="string">
                <text:p>Quick Sort</text:p>
                <draw:g>
                  <svg:desc>Plot.D8:Plot.D8</svg:desc>
                </draw:g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Plot.B9:Plot.B26</svg:desc>
                </draw:g>
              </table:table-cell>
              <table:table-cell office:value-type="float" office:value="0.0475248">
                <text:p>0.0475248</text:p>
                <draw:g>
                  <svg:desc>Plot.C9:Plot.C26</svg:desc>
                </draw:g>
              </table:table-cell>
              <table:table-cell office:value-type="float" office:value="0.00741819">
                <text:p>0.00741819</text:p>
                <draw:g>
                  <svg:desc>Plot.D9:Plot.D2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102637">
                <text:p>0.102637</text:p>
              </table:table-cell>
              <table:table-cell office:value-type="float" office:value="0.014629">
                <text:p>0.014629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123052">
                <text:p>0.123052</text:p>
              </table:table-cell>
              <table:table-cell office:value-type="float" office:value="0.0223291">
                <text:p>0.022329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194585">
                <text:p>0.194585</text:p>
              </table:table-cell>
              <table:table-cell office:value-type="float" office:value="0.031026">
                <text:p>0.03102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215059">
                <text:p>0.215059</text:p>
              </table:table-cell>
              <table:table-cell office:value-type="float" office:value="0.0426009">
                <text:p>0.042600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245931">
                <text:p>0.245931</text:p>
              </table:table-cell>
              <table:table-cell office:value-type="float" office:value="0.0565052">
                <text:p>0.0565052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337586">
                <text:p>0.337586</text:p>
              </table:table-cell>
              <table:table-cell office:value-type="float" office:value="0.0559638">
                <text:p>0.0559638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424739">
                <text:p>0.424739</text:p>
              </table:table-cell>
              <table:table-cell office:value-type="float" office:value="0.0823688">
                <text:p>0.0823688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444991">
                <text:p>0.444991</text:p>
              </table:table-cell>
              <table:table-cell office:value-type="float" office:value="0.0763649">
                <text:p>0.076364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448156">
                <text:p>0.448156</text:p>
              </table:table-cell>
              <table:table-cell office:value-type="float" office:value="0.0845029">
                <text:p>0.0845029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0.479541">
                <text:p>0.479541</text:p>
              </table:table-cell>
              <table:table-cell office:value-type="float" office:value="0.097043">
                <text:p>0.09704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511006">
                <text:p>0.511006</text:p>
              </table:table-cell>
              <table:table-cell office:value-type="float" office:value="0.102676">
                <text:p>0.102676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0.54998">
                <text:p>0.54998</text:p>
              </table:table-cell>
              <table:table-cell office:value-type="float" office:value="0.122495">
                <text:p>0.12249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706988">
                <text:p>0.706988</text:p>
              </table:table-cell>
              <table:table-cell office:value-type="float" office:value="0.120523">
                <text:p>0.120523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753815">
                <text:p>0.753815</text:p>
              </table:table-cell>
              <table:table-cell office:value-type="float" office:value="0.132308">
                <text:p>0.132308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826313">
                <text:p>0.826313</text:p>
              </table:table-cell>
              <table:table-cell office:value-type="float" office:value="0.135855">
                <text:p>0.135855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0.84176">
                <text:p>0.84176</text:p>
              </table:table-cell>
              <table:table-cell office:value-type="float" office:value="0.151667">
                <text:p>0.151667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866507">
                <text:p>0.866507</text:p>
              </table:table-cell>
              <table:table-cell office:value-type="float" office:value="0.164987">
                <text:p>0.1649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